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14.0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4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El nom del fitxer d'aquesta rúbrica ha de ser rubrica_grupXX_grupYY.ods on grupXX és el grup avaluat i grupYY és el grup que fa l'avaluació. Gràcies!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Elements d'avaluació. </text:p>
          </table:table-cell>
          <table:table-cell table:style-name="ce7" office:value-type="string" calcext:value-type="string">
            <text:p>Qualificació</text:p>
          </table:table-cell>
          <table:table-cell table:style-name="ce1" office:value-type="string" calcext:value-type="string">
            <text:p>En cas necessari, justifiqueu breument la qualificació posada (una frase)</text:p>
          </table:table-cell>
        </table:table-row>
        <table:table-row table:style-name="ro1">
          <table:table-cell office:value-type="string" calcext:value-type="string">
            <text:p>1) El codi presentat intenta resoldre el problema plantejat (no fa falta que funcioni). Contesteu amb un 1 (SI) o 0 (NO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) El codi només utilitza les instruccions presentades al tutorial de la P1. Contesteu 1 (SI), 0 (NO), o 0,5 (ALGUNA QUE NO TOCA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) El codi presentat és interessant: 1 (SI), 0 (NO) o 0,5 (SI FA NO FA ES SIMILAR AL NOSTRE)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4) El codi funciona correctament amb les dades proporcionades. 1 (SI) o 0 (NO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) El codi està ben estructurat i no fa operacions innecessàries (valor numèric de 0 a 1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8" office:value-type="string" calcext:value-type="string">
            <text:p>Qualificació</text:p>
          </table:table-cell>
          <table:table-cell table:formula="of:=SUM([.B6:.B8])*[.B4]*[.B5]" office:value-type="float" office:value="2.5" calcext:value-type="float">
            <text:p>2,5</text:p>
          </table:table-cell>
          <table:table-cell/>
        </table:table-row>
        <table:table-row table:style-name="ro1" table:number-rows-repeated="1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 style:data-style-name="N2" text:time-value="21:16:26.207617659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2:33:35.167439437</meta:creation-date>
    <dc:date>2020-02-20T21:18:22.207463617</dc:date>
    <meta:editing-duration>PT1H3M9S</meta:editing-duration>
    <meta:editing-cycles>23</meta:editing-cycles>
    <meta:generator>LibreOffice/6.0.7.3$Linux_X86_64 LibreOffice_project/00m0$Build-3</meta:generator>
    <meta:document-statistic meta:table-count="1" meta:cell-count="16" meta:object-count="0"/>
  </office:meta>
</office:document-meta>
</file>